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780373" draw:textarea-horizontal-align="justify" draw:textarea-vertical-align="middle" draw:auto-grow-height="false" fo:min-height="2.698cm" fo:min-width="2.4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10d0c" draw:textarea-horizontal-align="justify" draw:textarea-vertical-align="middle" draw:auto-grow-height="false" fo:min-height="0.298cm" fo:min-width="0.0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bf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780373" draw:textarea-horizontal-align="justify" draw:textarea-vertical-align="middle" draw:auto-grow-height="false" fo:min-height="2.148cm" fo:min-width="1.89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158466" draw:textarea-horizontal-align="justify" draw:textarea-vertical-align="middle" draw:auto-grow-height="false" fo:min-height="1.348cm" fo:min-width="1.09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158466" draw:textarea-horizontal-align="justify" draw:textarea-vertical-align="middle" draw:auto-grow-height="false" fo:min-height="1.398cm" fo:min-width="1.1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158466" draw:textarea-horizontal-align="justify" draw:textarea-vertical-align="middle" draw:auto-grow-height="false" fo:min-height="1.498cm" fo:min-width="1.2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780373" draw:textarea-horizontal-align="justify" draw:textarea-vertical-align="middle" draw:auto-grow-height="false" fo:min-height="1.798cm" fo:min-width="1.54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8000" draw:textarea-horizontal-align="justify" draw:textarea-vertical-align="middle" draw:auto-grow-height="false" fo:min-height="0.898cm" fo:min-width="0.648cm" fo:padding-top="0.151cm" fo:padding-bottom="0.151cm" fo:padding-left="0.276cm" fo:padding-right="0.276cm"/>
    </style:style>
    <style:style style:name="P1" style:family="paragraph">
      <loext:graphic-properties draw:fill-color="#780373"/>
      <style:paragraph-properties fo:text-align="center"/>
    </style:style>
    <style:style style:name="P2" style:family="paragraph">
      <loext:graphic-properties draw:fill-color="#f10d0c"/>
      <style:paragraph-properties fo:text-align="center"/>
    </style:style>
    <style:style style:name="P3" style:family="paragraph">
      <loext:graphic-properties draw:fill-color="#ffbf00"/>
      <style:paragraph-properties fo:text-align="center"/>
    </style:style>
    <style:style style:name="P4" style:family="paragraph">
      <loext:graphic-properties draw:fill-color="#158466"/>
      <style:paragraph-properties fo:text-align="center"/>
    </style:style>
    <style:style style:name="P5" style:family="paragraph">
      <loext:graphic-properties draw:fill-color="#ff8000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cm" svg:height="3cm" svg:x="2.5cm" svg:y="3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3cm" svg:height="3cm" svg:x="5.7cm" svg:y="6.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3cm" svg:height="3cm" svg:x="9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cm" svg:height="0.6cm" svg:x="6.9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cm" svg:height="0.2cm" svg:x="7.15cm" svg:y="10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cm" svg:height="0.2cm" svg:x="10.45cm" svg:y="7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05cm" svg:height="0.05cm" svg:x="3.65cm" svg:y="10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05cm" svg:height="0.05cm" svg:x="10.55cm" svg:y="4.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cm" svg:height="0.6cm" svg:x="3.5cm" svg:y="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1" draw:layer="layout" svg:width="2.45cm" svg:height="2.45cm" svg:x="15.5cm" svg:y="4.2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cm" svg:height="0.3cm" svg:x="23.3cm" svg:y="5.2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65cm" svg:height="1.65cm" svg:x="19.1cm" svg:y="4.5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1.7cm" svg:height="1.7cm" svg:x="19.05cm" svg:y="7.5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8cm" svg:height="1.8cm" svg:x="19cm" svg:y="10.7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2.1cm" svg:height="2.1cm" svg:x="22.25cm" svg:y="7.3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2.1cm" svg:height="2.1cm" svg:x="22.25cm" svg:y="10.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1.2cm" svg:height="1.2cm" svg:x="16cm" svg:y="7.8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1.2cm" svg:height="1.2cm" svg:x="16cm" svg:y="10.9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06T14:01:24.088805628</meta:creation-date>
    <dc:date>2020-11-06T16:59:31.297937547</dc:date>
    <meta:editing-duration>PT3M4S</meta:editing-duration>
    <meta:editing-cycles>1</meta:editing-cycles>
    <meta:document-statistic meta:object-count="20"/>
    <meta:generator>LibreOffice/7.0.3.1$Linux_X86_64 LibreOffice_project/00$Build-1</meta:generator>
  </office:meta>
</office:document-meta>
</file>